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2bfe2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officeooo:rsid="000e7e46"/>
    </style:style>
    <style:style style:name="T3" style:family="text">
      <style:text-properties officeooo:rsid="000f9716"/>
    </style:style>
    <style:style style:name="T4" style:family="text">
      <style:text-properties officeooo:rsid="00117792"/>
    </style:style>
    <style:style style:name="T5" style:family="text">
      <style:text-properties officeooo:rsid="0012bfe2"/>
    </style:style>
    <style:style style:name="T6" style:family="text">
      <style:text-properties officeooo:rsid="00137934"/>
    </style:style>
    <style:style style:name="T7" style:family="text">
      <style:text-properties officeooo:rsid="001401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P2" text:outline-level="1"><text:tab/><text:span text:style-name="T1">Projet Elysium 2016</text:span></text:h>
      <text:p text:style-name="Standard"/>
      <text:p text:style-name="Standard"/>
      <text:h text:style-name="Heading_20_2" text:outline-level="2">Objetif :</text:h>
      <text:p text:style-name="Standard"/>
      <text:p text:style-name="Standard"><text:tab/>faire un IHM de maintenance sous QT qui intègre le plus d'outils de maintenance possible <text:s/>y compris les simulateurs. Cet I.H.M. de maintenance n’utilisant pas le protocole HTTP il faudra développer deux serveurs spécifiques sur le superviseur : un pour le réception des commandes l'autre pour la diffusion des informations (états et mesures)</text:p>
      <text:p text:style-name="Standard"/>
      <text:p text:style-name="Standard"/>
      <text:h text:style-name="Heading_20_2" text:outline-level="2">sous projets </text:h>
      <text:p text:style-name="Standard"/>
      <text:p text:style-name="Standard">Ce projet se décompose en <text:span text:style-name="T3">trois </text:span>parties :</text:p>
      <text:p text:style-name="Standard"><text:tab/><text:span text:style-name="T4">Sp1 :</text:span>la partie à proprement parler de l'I.H.M. de maintenance <text:span text:style-name="T7">et de gestion des simulateurs</text:span></text:p>
      <text:p text:style-name="Standard"><text:tab/>S<text:span text:style-name="T4">p2 :</text:span>la partie concernant les serveurs <text:span text:style-name="T2">à</text:span> <text:s/>ajouter sur le Raspberry-Pi <text:s/><text:span text:style-name="T6">mais aussi la réactualisation de la documentation d'installation de la plateforme de supervision</text:span></text:p>
      <text:p text:style-name="Standard"><text:tab/>S<text:span text:style-name="T4">p3 : la partie IHM conférencier en Java</text:span></text:p>
      <text:p text:style-name="Standard"/>
      <text:h text:style-name="Heading_20_2" text:outline-level="2">interface entre les sous projets</text:h>
      <text:p text:style-name="Standard"/>
      <text:p text:style-name="Standard">l'interface entre les deux étant juste le protocole :</text:p>
      <text:p text:style-name="Standard"><text:tab/>service de commande : protocole UDP (port a définir) utilisant le protocole de commande déjà décrit dans le dossier d'interface et de spécification 2015</text:p>
      <text:p text:style-name="Standard"><text:tab/>service d’inscription (et diffusion) : protocole TCP (port <text:span text:style-name="T4">à</text:span> définir:<text:span text:style-name="T4">2016 par exemple)</text:span> utilisant le protocole d'inscription et diffusion déjà décrit dans le dossier d'interface et de spécification 2015</text:p>
      <text:p text:style-name="Standard"><text:tab/><text:span text:style-name="T4">Les sous Projets Sp1 et Sp3 ne pourront <text:s/>effectivement fonctionner que si le sous Projet Sp2 mène à terme sa partie concernant la création des nouveaux serveurs</text:span></text:p>
      <text:p text:style-name="Standard"/>
      <text:p text:style-name="Standard"/>
      <text:h text:style-name="Heading_20_2" text:outline-level="2">nombre d’élèves par sous projet :</text:h>
      <text:p text:style-name="Standard"/>
      <text:p text:style-name="Standard"><text:tab/>sous projet serveur : 2 élèves</text:p>
      <text:p text:style-name="P1"><text:tab/>sous projet I.H.M. Maintenance 4 élèves</text:p>
      <text:p text:style-name="P1"><text:tab/>sous projet I.H.M. <text:span text:style-name="T5">conférencier Java : </text:span><text:s/>4 élèv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5-10-08T10:34:08</meta:creation-date>
    <meta:generator>LibreOffice/4.4.5.2$Linux_X86_64 LibreOffice_project/40$Build-2</meta:generator>
    <dc:date>2016-01-29T11:19:29.749718921</dc:date>
    <meta:editing-duration>PT53M56S</meta:editing-duration>
    <meta:editing-cycles>7</meta:editing-cycles>
    <meta:document-statistic meta:table-count="0" meta:image-count="0" meta:object-count="0" meta:page-count="1" meta:paragraph-count="17" meta:word-count="234" meta:character-count="1480" meta:non-whitespace-character-count="1246"/>
  </office:meta>
</office:document-meta>
</file>